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295cm" fo:break-before="auto" style:use-optimal-row-height="false"/>
    </style:style>
    <style:style style:name="ro6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6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Quickfilter text search not working correctly (search for tags is broken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4" office:value-type="string">
            <text:p>Fixed for me – And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.05.2009</text:date>, <text:time>11:53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9T11:53:49</dc:date>
    <meta:editing-duration>PT01H04M53S</meta:editing-duration>
    <meta:editing-cycles>46</meta:editing-cycles>
    <meta:generator>OpenOffice.org/3.1$Linux OpenOffice.org_project/310m11$Build-9399</meta:generator>
    <dc:creator>Andreas Clemens</dc:creator>
    <meta:document-statistic meta:table-count="3" meta:cell-count="50" meta:object-count="0"/>
  </office:meta>
</office:document-meta>
</file>